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puter Modern1" svg:font-family="'Computer Modern'"/>
    <style:font-face style:name="Computer Modern" svg:font-family="'Computer Modern'"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052cm" svg:stroke-color="#1f77b4" draw:stroke-linejoin="round" svg:stroke-linecap="square" draw:fill="none" fo:padding-top="0.026cm" fo:padding-bottom="0.026cm" fo:padding-left="0.026cm" fo:padding-right="0.026cm"/>
    </style:style>
    <style:style style:name="gr2" style:family="graphic" style:parent-style-name="standard">
      <style:graphic-properties draw:stroke="solid" svg:stroke-width="0.052cm" svg:stroke-color="#000000" draw:stroke-linejoin="round" svg:stroke-linecap="square" draw:fill="none" fo:padding-top="0.026cm" fo:padding-bottom="0.026cm" fo:padding-left="0.026cm" fo:padding-right="0.026cm"/>
    </style:style>
    <style:style style:name="gr3" style:family="graphic" style:parent-style-name="standard">
      <style:graphic-properties draw:stroke="dash" draw:stroke-dash="stroke-dash11" svg:stroke-width="0.052cm" svg:stroke-color="#000000" draw:stroke-linejoin="round" svg:stroke-linecap="butt" draw:fill="none" fo:padding-top="0.026cm" fo:padding-bottom="0.026cm" fo:padding-left="0.026cm" fo:padding-right="0.026cm"/>
    </style:style>
    <style:style style:name="gr4" style:family="graphic" style:parent-style-name="standard">
      <style:graphic-properties draw:stroke="none" svg:stroke-width="0.035cm" draw:stroke-linejoin="miter" draw:fill="solid" draw:fill-color="#ffffff"/>
    </style:style>
    <style:style style:name="gr5" style:family="graphic" style:parent-style-name="standard">
      <style:graphic-properties draw:stroke="none" svg:stroke-width="0.035cm" draw:stroke-linejoin="miter" draw:fill="solid" draw:fill-color="#000000"/>
    </style:style>
    <style:style style:name="gr6" style:family="graphic" style:parent-style-name="objectwithoutfill">
      <style:graphic-properties draw:marker-end="Arrow" draw:marker-end-width="0.3cm" draw:fill="none" draw:textarea-horizontal-align="center" draw:textarea-vertical-align="middle"/>
    </style:style>
    <style:style style:name="P1" style:family="paragraph">
      <loext:graphic-properties draw:fill="none"/>
    </style:style>
    <style:style style:name="P2" style:family="paragraph">
      <loext:graphic-properties draw:fill="solid" draw:fill-color="#ffffff"/>
    </style:style>
    <style:style style:name="P3" style:family="paragraph">
      <loext:graphic-properties draw:fill="solid" draw:fill-color="#000000"/>
    </style:style>
    <style:style style:name="P4" style:family="paragraph">
      <loext:graphic-properties draw:fill="none"/>
      <style:paragraph-properties fo:text-align="center"/>
    </style:style>
  </office:automatic-styles>
  <office:body>
    <office:drawing>
      <draw:page draw:name="page1" draw:style-name="dp1" draw:master-page-name="master-page3">
        <draw:g>
          <draw:polyline draw:style-name="gr1" draw:text-style-name="P1" draw:layer="layout" svg:width="8.555cm" svg:height="3.671cm" svg:x="0.897cm" svg:y="0.768cm" svg:viewBox="0 0 8556 3672" draw:points="0,3535 11,3507 25,3448 42,3337 63,3149 88,2834 122,2319 235,473 259,239 278,125 292,82 301,74 308,78 317,96 329,143 344,241 364,423 389,738 428,1321 502,2456 532,2791 556,2978 575,3071 591,3112 602,3124 610,3123 620,3113 632,3085 650,3025 678,2901 733,2651 753,2593 768,2572 778,2568 787,2573 798,2590 812,2626 830,2700 853,2833 887,3080 945,3492 968,3602 984,3646 995,3657 1003,3655 1011,3643 1023,3611 1037,3542 1055,3413 1077,3190 1106,2821 1148,2153 1214,1100 1243,762 1265,594 1281,518 1293,491 1301,488 1308,494 1317,516 1330,570 1346,677 1367,876 1397,1230 1456,2075 1497,2601 1524,2862 1545,2999 1562,3065 1575,3088 1585,3092 1593,3085 1604,3066 1618,3020 1638,2928 1668,2744 1729,2357 1752,2265 1768,2226 1780,2214 1789,2215 1799,2225 1811,2250 1826,2304 1847,2408 1875,2596 1957,3172 1977,3250 1990,3278 2000,3284 2007,3280 2017,3265 2029,3227 2044,3148 2063,3008 2087,2766 2119,2346 2222,955 2245,765 2263,674 2276,642 2285,637 2291,643 2300,661 2312,707 2327,803 2347,978 2373,1282 2411,1846 2484,2919 2513,3230 2535,3393 2553,3473 2566,3501 2576,3507 2583,3502 2593,3486 2605,3447 2623,3367 2647,3213 2691,2862 2732,2564 2757,2436 2776,2376 2789,2354 2800,2350 2809,2355 2820,2372 2835,2411 2854,2488 2884,2643 2940,2935 2961,3001 2974,3023 2984,3027 2992,3021 3002,3001 3015,2958 3032,2872 3051,2719 3076,2462 3109,2033 3214,577 3237,386 3254,300 3267,269 3275,265 3282,271 3292,295 3304,347 3320,460 3340,664 3367,1016 3406,1645 3486,2965 3516,3325 3539,3519 3558,3619 3572,3661 3584,3672 3591,3671 3600,3660 3612,3631 3628,3568 3651,3443 3698,3132 3734,2921 3757,2827 3774,2786 3787,2773 3797,2772 3807,2780 3820,2803 3836,2849 3859,2942 3942,3302 3957,3327 3967,3332 3975,3327 3985,3311 3997,3274 4012,3199 4031,3061 4053,2837 4082,2464 4122,1818 4197,596 4225,265 4247,97 4263,23 4274,2 4282,0 4289,9 4298,35 4311,97 4327,218 4348,442 4377,830 4422,1582 4482,2550 4514,2939 4538,3154 4558,3264 4574,3315 4586,3331 4595,3332 4603,3324 4615,3302 4632,3252 4656,3150 4726,2835 4745,2789 4758,2773 4769,2772 4778,2779 4790,2799 4805,2844 4825,2929 4852,3082 4936,3598 4954,3654 4966,3671 4975,3672 4982,3665 4993,3642 5006,3593 5022,3495 5042,3325 5066,3034 5098,2562 5163,1439 5204,812 5231,505 5252,352 5267,287 5279,266 5285,265 5292,273 5302,297 5314,355 5332,475 5354,696 5384,1080 5501,2680 5525,2872 5545,2972 5560,3014 5571,3026 5580,3025 5589,3014 5602,2985 5619,2924 5645,2798 5716,2431 5735,2374 5749,2353 5759,2350 5768,2355 5778,2370 5792,2407 5809,2478 5831,2607 5864,2849 5929,3338 5951,3447 5967,3493 5978,3506 5986,3505 5995,3494 6006,3464 6019,3403 6037,3281 6060,3069 6088,2716 6132,2047 6191,1194 6219,887 6240,730 6256,661 6268,640 6275,638 6282,645 6292,668 6304,724 6321,833 6342,1034 6371,1392 6428,2212 6470,2775 6499,3051 6520,3191 6537,3258 6550,3281 6559,3284 6566,3278 6576,3259 6590,3214 6609,3122 6636,2948 6723,2339 6743,2258 6759,2223 6770,2214 6778,2215 6788,2225 6800,2250 6816,2306 6837,2411 6870,2616 6925,2959 6947,3050 6962,3084 6973,3092 6980,3089 6990,3075 7002,3040 7017,2967 7036,2834 7059,2610 7090,2229 7204,734 7225,579 7241,511 7252,490 7260,489 7267,496 7276,521 7289,579 7305,693 7327,907 7354,1268 7397,1952 7461,2965 7491,3319 7514,3510 7533,3608 7548,3647 7558,3657 7566,3655 7575,3641 7587,3608 7603,3538 7626,3400 7667,3100 7712,2780 7737,2655 7755,2595 7770,2572 7780,2568 7790,2572 7801,2588 7815,2623 7835,2694 7867,2842 7911,3044 7931,3102 7945,3122 7954,3124 7963,3117 7973,3098 7986,3054 8002,2967 8022,2815 8046,2562 8076,2147 8131,1280 8177,603 8205,305 8225,157 8241,93 8252,75 8259,75 8265,84 8275,111 8288,174 8305,304 8326,534 8354,932 8399,1690 8461,2737 8493,3139 8518,3363 8538,3477 8553,3528 8556,3535">
            <text:p/>
          </draw:polyline>
          <draw:line draw:style-name="gr2" draw:text-style-name="P1" draw:layer="layout" svg:x1="0.469cm" svg:y1="3.073cm" svg:x2="9.88cm" svg:y2="3.073cm">
            <text:p/>
          </draw:line>
          <draw:line draw:style-name="gr2" draw:text-style-name="P1" draw:layer="layout" svg:x1="10.439cm" svg:y1="3.073cm" svg:x2="19.85cm" svg:y2="3.073cm">
            <text:p/>
          </draw:line>
          <draw:polyline draw:style-name="gr1" draw:text-style-name="P1" draw:layer="layout" svg:width="8.555cm" svg:height="3.355cm" svg:x="10.867cm" svg:y="0.769cm" svg:viewBox="0 0 8556 3356" draw:points="0,2304 295,2311 476,2304 665,2300 1103,2298 1245,2294 1328,2299 1414,2313 1609,2349 1665,2349 1716,2341 1769,2324 1830,2296 2002,2212 2046,2203 2084,2203 2122,2211 2160,2227 2203,2254 2256,2299 2401,2424 2441,2445 2475,2454 2507,2455 2538,2448 2572,2432 2609,2405 2657,2360 2794,2226 2832,2203 2865,2191 2897,2189 2929,2194 2965,2208 3013,2236 3103,2292 3138,2303 3168,2304 3196,2297 3225,2282 3257,2255 3296,2212 3422,2062 3447,2049 3468,2047 3486,2052 3505,2066 3526,2092 3549,2134 3575,2199 3604,2298 3640,2444 3689,2680 3784,3145 3816,3260 3840,3320 3858,3347 3871,3356 3883,3354 3895,3345 3908,3322 3924,3279 3944,3203 3967,3079 3995,2885 4027,2592 4067,2153 4135,1313 4196,597 4231,270 4257,90 4278,0 4280,3 4296,72 4316,199 4342,410 4376,765 4428,1400 4513,2424 4553,2814 4586,3057 4613,3207 4636,3292 4655,3335 4671,3353 4683,3356 4695,3351 4708,3335 4725,3302 4747,3241 4775,3134 4814,2952 4941,2340 4977,2214 5007,2136 5032,2089 5056,2062 5076,2050 5096,2047 5116,2052 5139,2066 5169,2094 5213,2150 5289,2245 5326,2279 5357,2296 5386,2304 5415,2303 5447,2294 5485,2275 5627,2194 5660,2188 5692,2191 5724,2202 5759,2223 5800,2258 5862,2321 5942,2401 5985,2432 6021,2449 6053,2455 6085,2454 6117,2444 6153,2425 6197,2393 6265,2331 6347,2260 6394,2228 6434,2211 6472,2203 6509,2203 6549,2211 6597,2228 6664,2263 6775,2320 6832,2339 6884,2348 6937,2350 6998,2343 7089,2325 7212,2301 7293,2294 7385,2294 7722,2303 7983,2301 8432,2309 8556,2304">
            <text:p/>
          </draw:polyline>
          <draw:polyline draw:style-name="gr3" draw:text-style-name="P1" draw:layer="layout" svg:width="8.555cm" svg:height="2.298cm" svg:x="10.867cm" svg:y="3.078cm" svg:viewBox="0 0 8556 2299" draw:points="0,0 699,10 1156,23 1497,41 1771,63 2000,89 2197,119 2370,153 2525,192 2665,234 2793,282 2912,334 3024,391 3128,454 3227,522 3322,597 3413,680 3501,770 3586,869 3669,977 3751,1095 3831,1227 3910,1370 3988,1529 4065,1704 4141,1897 4217,2111 4279,2299 4281,2291 4359,2053 4438,1838 4517,1646 4596,1471 4677,1314 4758,1172 4840,1044 4924,928 5009,822 5097,727 5186,639 5280,560 5376,488 5478,423 5585,363 5698,309 5819,260 5949,216 6091,176 6247,140 6420,109 6617,81 6844,58 7112,38 7438,22 7858,10 8439,1 8556,0">
            <text:p/>
          </draw:polyline>
          <draw:polyline draw:style-name="gr3" draw:text-style-name="P1" draw:layer="layout" svg:width="8.555cm" svg:height="2.298cm" svg:x="10.867cm" svg:y="0.769cm" svg:viewBox="0 0 8556 2299" draw:points="0,2299 699,2289 1156,2276 1497,2258 1771,2236 2000,2210 2197,2180 2370,2146 2525,2107 2665,2065 2793,2017 2912,1965 3024,1908 3128,1845 3227,1777 3322,1702 3413,1620 3501,1530 3586,1431 3669,1323 3751,1205 3831,1073 3910,930 3988,771 4065,595 4141,402 4217,188 4279,0 4281,8 4359,246 4438,461 4517,653 4596,829 4677,986 4758,1128 4840,1256 4924,1372 5009,1478 5097,1573 5186,1660 5280,1739 5376,1811 5478,1876 5585,1936 5698,1990 5819,2039 5949,2083 6091,2123 6247,2159 6420,2190 6617,2218 6844,2241 7112,2261 7438,2277 7858,2289 8439,2298 8556,2299">
            <text:p/>
          </draw:polyline>
          <draw:g>
            <svg:title>TexMaths</svg:title>
            <svg:desc>44§latex§\textbf{a)}§svg§600§FALSE§</svg:desc>
            <draw:polygon draw:style-name="gr4" draw:text-style-name="P2" draw:layer="layout" svg:width="1.269cm" svg:height="1.265cm" svg:x="4.797cm" svg:y="5.973cm" svg:viewBox="0 0 1270 1266" draw:points="637,1266 0,1266 0,0 1270,0 1270,1266">
              <text:p/>
            </draw:polygon>
            <draw:path draw:style-name="gr5" draw:text-style-name="P3" draw:layer="layout" svg:width="0.668cm" svg:height="0.583cm" svg:x="4.837cm" svg:y="6.344cm" svg:viewBox="0 0 669 584" svg:d="M435 480c0 40 0 97 133 97h62c25 0 39 0 39-29 0-28-18-28-32-28-79-4-79-18-79-51v-274c0-112-90-195-281-195-72 0-227 4-227 119 0 54 47 79 80 79 39 0 79-28 79-79 0-40-22-61-26-65 33-7 76-7 90-7 94 0 141 54 141 148v43c-90 7-414 18-414 202 0 123 158 144 245 144 100 0 162-50 190-104zM414 278v122c0 123-119 141-148 141-68 0-118-47-118-101 0-141 201-155 266-162z">
              <text:p/>
            </draw:path>
            <draw:path draw:style-name="gr5" draw:text-style-name="P3" draw:layer="layout" svg:width="0.348cm" svg:height="1.269cm" svg:x="5.581cm" svg:y="5.969cm" svg:viewBox="0 0 349 1270" svg:d="M349 635c0-159-40-299-101-404-86-144-201-231-226-231-8 0-22 4-22 18 0 7 0 7 22 29 161 162 205 390 205 588 0 249-65 451-205 592-22 18-22 18-22 25 0 14 14 18 22 18 21 0 75-47 100-69 198-198 227-429 227-566z">
              <text:p/>
            </draw:path>
          </draw:g>
          <draw:g>
            <svg:title>TexMaths</svg:title>
            <svg:desc>44§latex§\textbf{b)}
§svg§600§FALSE§</svg:desc>
            <draw:polygon draw:style-name="gr4" draw:text-style-name="P2" draw:layer="layout" svg:width="1.345cm" svg:height="1.265cm" svg:x="14.478cm" svg:y="5.973cm" svg:viewBox="0 0 1346 1266" draw:points="675,1266 0,1266 0,0 1346,0 1346,1266">
              <text:p/>
            </draw:polygon>
            <draw:path draw:style-name="gr5" draw:text-style-name="P3" draw:layer="layout" svg:width="0.702cm" svg:height="0.89cm" svg:x="14.524cm" svg:y="6.041cm" svg:viewBox="0 0 703 891" svg:d="M223 372v-372l-223 11v58c78 0 85 0 85 50v765h60l60-72c11 11 71 79 184 79 183 0 314-115 314-292 0-170-117-289-300-289-89 0-152 36-180 62zM230 758v-321c31-44 91-80 162-80 152 0 152 155 152 242 0 61 0 130-35 180-36 51-92 65-131 65-88 0-138-68-148-86z">
              <text:p/>
            </draw:path>
            <draw:path draw:style-name="gr5" draw:text-style-name="P3" draw:layer="layout" svg:width="0.342cm" svg:height="1.269cm" svg:x="15.347cm" svg:y="5.969cm" svg:viewBox="0 0 343 1270" svg:d="M343 635c0-159-39-299-99-404-85-144-198-231-223-231-7 0-21 4-21 18 0 7 0 7 21 29 159 162 202 390 202 588 0 249-64 451-202 592-21 18-21 18-21 25 0 14 14 18 21 18 21 0 74-47 99-69 194-198 223-429 223-566z">
              <text:p/>
            </draw:path>
          </draw:g>
          <draw:line draw:style-name="gr6" draw:text-style-name="P4" draw:layer="layout" svg:x1="13.335cm" svg:y1="1.93cm" svg:x2="14.605cm" svg:y2="1.93cm">
            <text:p/>
          </draw:line>
          <draw:line draw:style-name="gr6" draw:text-style-name="P4" draw:layer="layout" svg:x1="15.621cm" svg:y1="1.93cm" svg:x2="15.621cm" svg:y2="1.93cm">
            <text:p/>
          </draw:line>
          <draw:line draw:style-name="gr6" draw:text-style-name="P4" draw:layer="layout" svg:x1="16.891cm" svg:y1="1.93cm" svg:x2="15.621cm" svg:y2="1.93cm">
            <text:p/>
          </draw:line>
          <draw:g>
            <svg:title>TexMaths</svg:title>
            <svg:desc>38§latex§\xi§svg§600§FALSE§</svg:desc>
            <draw:polygon draw:style-name="gr4" draw:text-style-name="P2" draw:layer="layout" svg:width="0.558cm" svg:height="1.046cm" svg:x="16.205cm" svg:y="0.743cm" svg:viewBox="0 0 559 1047" draw:points="280,1047 0,1047 0,0 559,0 559,1047">
              <text:p/>
            </draw:polygon>
            <draw:path draw:style-name="gr5" draw:text-style-name="P3" draw:layer="layout" svg:width="0.492cm" svg:height="1.066cm" svg:x="16.231cm" svg:y="0.736cm" svg:viewBox="0 0 493 1067" svg:d="M151 463c-125 84-151 195-151 238 0 57 33 91 33 94 39 40 49 44 135 77l141 54c17 10 40 17 40 54 0 27-20 60-56 60-50 0-89-27-102-37-7-3-7-6-13-6-10 0-10 10-10 13 0 13 59 57 125 57 72 0 121-67 121-128 0-57-42-77-56-83-16-7-55-21-72-27-23-10-46-17-69-27l-69-27c-53-23-89-57-89-107 0-47 46-151 145-202 43 17 76 17 102 17 33 0 108 0 108-37 0-30-52-33-95-33-23 0-56 0-99 16-29-33-36-70-36-93 0-68 43-158 132-202 19 27 46 27 72 27 30 0 105 0 105-37 0-30-52-30-98-30-14 0-43 0-73 3-3-10-6-16-6-37 0-16 6-43 6-43 0-10-6-17-13-17-23 0-23 54-23 57 0 24 10 44 10 47-125 37-204 131-204 221 0 44 20 94 76 125zM342 124c16-7 43-7 56-7 39 0 43 4 62 7-6 4-19 10-69 10-23 0-36 0-49-10zM250 446c26-6 53-6 66-6 42 0 46 3 65 6-6 7-19 10-72 10-26 0-39 0-59-10z">
              <text:p/>
            </draw:path>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puter Modern1" svg:font-family="'Computer Modern'"/>
    <style:font-face style:name="Computer Modern" svg:font-family="'Computer Modern'"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stroke-dash11" draw:style="rect" draw:dots1="1" draw:dots1-length="0.195cm" draw:distance="0.08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4-09T14:34:41.287377370</dc:date>
    <meta:editing-duration>PT6M57S</meta:editing-duration>
    <meta:editing-cycles>2</meta:editing-cycles>
    <meta:generator>LibreOffice/5.1.6.2$Linux_X86_64 LibreOffice_project/10m0$Build-2</meta:generator>
    <meta:document-statistic meta:object-count="21"/>
  </office:meta>
</office:document-meta>
</file>